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4.846cm" style:use-optimal-column-width="false"/>
    </style:style>
    <style:style style:name="co2" style:family="table-column">
      <style:table-column-properties style:column-width="14.847cm" style:use-optimal-column-width="false"/>
    </style:style>
    <style:style style:name="ro1" style:family="table-row">
      <style:table-row-properties style:row-height="10.504cm"/>
    </style:style>
    <style:style style:name="ro2" style:family="table-row">
      <style:table-row-properties style:row-height="10.502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01cm solid #c0c0c0"/>
      <style:text-properties fo:font-family="'Stone Sans ITC TT'" style:font-style-name="Bold" style:font-family-generic="swiss" style:font-pitch="variable" fo:font-size="96pt" fo:font-weight="bold" style:font-size-asian="18pt" style:font-size-complex="18pt"/>
    </style:style>
    <style:style style:name="ce2" style:family="table-cell">
      <style:graphic-properties draw:fill="solid" draw:fill-color="#ffffff" style:repeat="repeat" draw:textarea-vertical-align="middle"/>
      <style:paragraph-properties fo:border-left="none" fo:border-right="0.001cm solid #c0c0c0" fo:border-top="0.001cm solid #c0c0c0" fo:border-bottom="0.001cm solid #c0c0c0"/>
    </style:style>
    <style:style style:name="ce3" style:family="table-cell">
      <style:graphic-properties draw:fill="solid" draw:fill-color="#ffffff" style:repeat="repeat" draw:textarea-vertical-align="middle"/>
      <style:paragraph-properties fo:border-left="0.001cm solid #c0c0c0" fo:border-right="0.001cm solid #c0c0c0" fo:border-top="none" fo:border-bottom="0.001cm solid #c0c0c0"/>
    </style:style>
    <style:style style:name="ce4" style:family="table-cell">
      <style:graphic-properties draw:fill="solid" draw:fill-color="#ffffff" style:repeat="repeat" draw:textarea-vertical-align="middle"/>
      <style:paragraph-properties fo:border-left="none" fo:border-right="0.001cm solid #c0c0c0" fo:border-top="none" fo:border-bottom="0.001cm solid #c0c0c0"/>
    </style:style>
    <style:style style:name="ce5" style:family="table-cell">
      <style:graphic-properties draw:fill="solid" draw:fill-color="#ffffff" style:repeat="repeat" draw:textarea-vertical-align="middle"/>
      <style:paragraph-properties fo:border-left="none" fo:border-right="0.001cm solid #c0c0c0" fo:border-top="0.001cm solid #c0c0c0" fo:border-bottom="0.001cm solid #c0c0c0"/>
      <style:text-properties fo:color="#cccccc" fo:font-size="96pt" style:font-size-asian="96pt" style:font-size-complex="54.4000015258789pt"/>
    </style:style>
    <style:style style:name="P1" style:family="paragraph">
      <style:paragraph-properties fo:text-align="center"/>
    </style:style>
    <style:style style:name="P2" style:family="paragraph">
      <style:text-properties fo:color="#cccccc" fo:font-family="'Stone Sans ITC TT'" style:font-family-generic="swiss" style:font-pitch="variable"/>
    </style:style>
    <style:style style:name="P3" style:family="paragraph">
      <style:text-properties fo:color="#cccccc" fo:font-family="'Stone Sans ITC TT'" style:font-family-generic="swiss" style:font-pitch="variable" fo:font-size="96pt" style:font-size-asian="96pt" style:font-size-complex="96pt"/>
    </style:style>
    <style:style style:name="T1" style:family="text">
      <style:text-properties fo:font-family="'Stone Sans ITC TT'" style:font-style-name="Bold" style:font-family-generic="swiss" style:font-pitch="variable" fo:font-size="96pt" fo:font-weight="bold" style:font-size-asian="18pt" style:font-size-complex="18pt"/>
    </style:style>
    <style:style style:name="T2" style:family="text">
      <style:text-properties style:use-window-font-color="true" fo:font-family="'Stone Sans ITC TT'" style:font-family-generic="swiss" style:font-pitch="variable" fo:font-size="96pt" fo:font-style="normal" fo:font-weight="bold" style:letter-kerning="true" style:font-family-asian="'Stone Sans ITC TT'" style:font-family-generic-asian="swiss" style:font-pitch-asian="variable" style:font-size-asian="96pt" style:font-style-asian="normal" style:font-weight-asian="bold" style:font-family-complex="'Stone Sans ITC TT'" style:font-family-generic-complex="swiss" style:font-pitch-complex="variable" style:font-size-complex="54.5pt" style:font-style-complex="normal" style:font-weight-complex="bold"/>
    </style:style>
    <style:style style:name="T3" style:family="text">
      <style:text-properties fo:font-family="'Stone Sans ITC TT'" style:font-family-generic="swiss" style:font-pitch="variable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9.692cm" svg:height="21.005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Story</text:span></text:p>
              </table:table-cell>
              <table:table-cell table:style-name="ce2">
                <text:p text:style-name="P1"><text:span text:style-name="T2">To Do</text:span></text:p>
              </table:table-cell>
            </table:table-row>
            <table:table-row table:style-name="ro2">
              <table:table-cell table:style-name="ce3">
                <text:p text:style-name="P1"><text:span text:style-name="T2">In Process</text:span></text:p>
              </table:table-cell>
              <table:table-cell table:style-name="ce4">
                <text:p text:style-name="P1"><text:span text:style-name="T2">To Verify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standard" draw:layer="layout" svg:width="29.692cm" svg:height="21.005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">Done</text:span></text:p>
              </table:table-cell>
              <table:table-cell table:style-name="ce5"/>
            </table:table-row>
            <table:table-row table:style-name="ro2">
              <table:table-cell table:style-name="ce3"/>
              <table:table-cell table:style-name="ce4"/>
            </table:table-row>
          </table:table>
          <draw:image xlink:href="Pictures/TablePreview2.svm" xlink:type="simple" xlink:show="embed" xlink:actuate="onLoad"/>
        </draw:frame>
        <draw:frame draw:style-name="gr1" draw:layer="layout" svg:width="13.967cm" svg:height="10.846cm" svg:x="15.23cm" svg:y="10.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9.667cm" svg:height="4.489cm" draw:transform="skewX (-8.58177529263742E-017) rotate (0.630412925820233) translate (17.21cm 6.319cm)">
          <draw:text-box>
            <text:p text:style-name="P2"><text:span text:style-name="T3">Story</text:span></text:p>
          </draw:text-box>
        </draw:frame>
        <draw:frame draw:style-name="gr2" draw:text-style-name="P3" draw:layer="layout" svg:width="8.351cm" svg:height="4.489cm" draw:transform="rotate (0.630412925820233) translate (2.705cm 16.391cm)">
          <draw:text-box>
            <text:p text:style-name="P2"><text:span text:style-name="T3">Tas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Yale Huang</meta:initial-creator>
    <meta:creation-date>2012-03-21T18:42:32</meta:creation-date>
    <dc:date>2012-03-21T22:48:40</dc:date>
    <dc:creator>Yale Huang</dc:creator>
    <meta:editing-duration>PT4H4M25S</meta:editing-duration>
    <meta:editing-cycles>9</meta:editing-cycles>
    <meta:generator>OpenOffice.org/3.3$Unix OpenOffice.org_project/330m20$Build-9567</meta:generator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text-properties fo:color="#808080" fo:font-family="'Arial Black'" style:font-style-name="Regular" fo:font-size="20pt" fo:font-weight="900" style:font-size-asian="13pt" style:font-size-complex="13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width="0.051cm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maximum="50" chart:reverse-direction="false" text:line-break="false" chart:link-data-style-to-source="false" chart:axis-position="1"/>
      <style:graphic-properties svg:stroke-width="0.051cm"/>
      <style:text-properties fo:font-size="10pt" style:font-size-asian="10pt" style:font-size-complex="10pt"/>
    </style:style>
    <style:style style:name="ch6" style:family="chart">
      <style:graphic-properties svg:stroke-width="0.051cm" svg:stroke-color="#808080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51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68cm" svg:height="10.847cm" xlink:href="." xlink:type="simple" chart:class="chart:line" chart:style-name="ch1">
        <chart:title svg:x="0cm" svg:y="0.098cm" chart:style-name="ch2">
          <text:p>Project                     Sprint</text:p>
        </chart:title>
        <chart:plot-area chart:style-name="ch3" chart:data-source-has-labels="both" svg:x="0.725cm" svg:y="1.784cm" svg:width="12.677cm" svg:height="8.125cm">
          <chartooo:coordinate-region svg:x="0.725cm" svg:y="1.784cm" svg:width="12.677cm" svg:height="8.125cm"/>
          <chart:axis chart:dimension="x" chart:name="primary-x" chart:style-name="ch4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Kick-off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